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0.1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175.44pt"/>
    </style:style>
    <style:style style:name="co4" style:family="table-column">
      <style:table-column-properties fo:break-before="auto" style:column-width="173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/>
      <table:table table:name="airline-safe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IRLINE</text:p>
          </table:table-cell>
          <table:table-cell office:value-type="string" calcext:value-type="string">
            <text:p>Available seat kilometers flown every week</text:p>
          </table:table-cell>
          <table:table-cell office:value-type="string" calcext:value-type="string">
            <text:p>Total number of incidents, 1985–1999</text:p>
          </table:table-cell>
          <table:table-cell office:value-type="string" calcext:value-type="string">
            <text:p>Total number of fatal accidents, 1985–1999</text:p>
          </table:table-cell>
          <table:table-cell office:value-type="string" calcext:value-type="string">
            <text:p>Total number of fatalities, 1985–1999</text:p>
          </table:table-cell>
          <table:table-cell office:value-type="string" calcext:value-type="string">
            <text:p>Total number of incidents, 2000–2014</text:p>
          </table:table-cell>
          <table:table-cell office:value-type="string" calcext:value-type="string">
            <text:p>Total number of fatal accidents, 2000–2014</text:p>
          </table:table-cell>
          <table:table-cell office:value-type="string" calcext:value-type="string">
            <text:p>Total number of fatalities, 2000–2014</text:p>
          </table:table-cell>
          <table:table-cell office:value-type="string" calcext:value-type="string">
            <text:p>Total number of incidents, 1985-2014</text:p>
          </table:table-cell>
        </table:table-row>
        <table:table-row table:style-name="ro1">
          <table:table-cell office:value-type="string" calcext:value-type="string">
            <text:p>Aer Lingus</text:p>
          </table:table-cell>
          <table:table-cell office:value-type="float" office:value="320906734" calcext:value-type="float">
            <text:p>32090673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:.G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eroflot*</text:p>
          </table:table-cell>
          <table:table-cell office:value-type="float" office:value="1197672318" calcext:value-type="float">
            <text:p>1197672318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SUM([.C3:.G3]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Aerolineas Argentinas</text:p>
          </table:table-cell>
          <table:table-cell office:value-type="float" office:value="385803648" calcext:value-type="float">
            <text:p>3858036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:.G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eromexico*</text:p>
          </table:table-cell>
          <table:table-cell office:value-type="float" office:value="596871813" calcext:value-type="float">
            <text:p>5968718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:.G5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ir Canada</text:p>
          </table:table-cell>
          <table:table-cell office:value-type="float" office:value="1865253802" calcext:value-type="float">
            <text:p>18652538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G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ir France</text:p>
          </table:table-cell>
          <table:table-cell office:value-type="float" office:value="3004002661" calcext:value-type="float">
            <text:p>300400266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table:formula="of:=SUM([.C7:.G7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ir India*</text:p>
          </table:table-cell>
          <table:table-cell office:value-type="float" office:value="869253552" calcext:value-type="float">
            <text:p>8692535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formula="of:=SUM([.C8:.G8])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Air New Zealand*</text:p>
          </table:table-cell>
          <table:table-cell office:value-type="float" office:value="710174817" calcext:value-type="float">
            <text:p>7101748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C9:.G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aska Airlines*</text:p>
          </table:table-cell>
          <table:table-cell office:value-type="float" office:value="965346773" calcext:value-type="float">
            <text:p>96534677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SUM([.C10:.G1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litalia</text:p>
          </table:table-cell>
          <table:table-cell office:value-type="float" office:value="698012498" calcext:value-type="float">
            <text:p>6980124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:.G11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ll Nippon Airways</text:p>
          </table:table-cell>
          <table:table-cell office:value-type="float" office:value="1841234177" calcext:value-type="float">
            <text:p>18412341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2:.G1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merican*</text:p>
          </table:table-cell>
          <table:table-cell office:value-type="float" office:value="5228357340" calcext:value-type="float">
            <text:p>52283573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table:formula="of:=SUM([.C13:.G13])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ustrian Airlines</text:p>
          </table:table-cell>
          <table:table-cell office:value-type="float" office:value="358239823" calcext:value-type="float">
            <text:p>3582398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G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ianca</text:p>
          </table:table-cell>
          <table:table-cell office:value-type="float" office:value="396922563" calcext:value-type="float">
            <text:p>3969225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5:.G15])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British Airways*</text:p>
          </table:table-cell>
          <table:table-cell office:value-type="float" office:value="3179760952" calcext:value-type="float">
            <text:p>31797609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6:.G1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thay Pacific*</text:p>
          </table:table-cell>
          <table:table-cell office:value-type="float" office:value="2582459303" calcext:value-type="float">
            <text:p>2582459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:.G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na Airlines</text:p>
          </table:table-cell>
          <table:table-cell office:value-type="float" office:value="813216487" calcext:value-type="float">
            <text:p>8132164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formula="of:=SUM([.C18:.G18])"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Condor</text:p>
          </table:table-cell>
          <table:table-cell office:value-type="float" office:value="417982610" calcext:value-type="float">
            <text:p>4179826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9:.G1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PA</text:p>
          </table:table-cell>
          <table:table-cell office:value-type="float" office:value="550491507" calcext:value-type="float">
            <text:p>5504915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0:.G20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elta / Northwest*</text:p>
          </table:table-cell>
          <table:table-cell office:value-type="float" office:value="6525658894" calcext:value-type="float">
            <text:p>652565889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07" calcext:value-type="float">
            <text:p>4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SUM([.C21:.G21])"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gyptair</text:p>
          </table:table-cell>
          <table:table-cell office:value-type="float" office:value="557699891" calcext:value-type="float">
            <text:p>55769989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SUM([.C22:.G22])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l Al</text:p>
          </table:table-cell>
          <table:table-cell office:value-type="float" office:value="335448023" calcext:value-type="float">
            <text:p>335448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:.G2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thiopian Airlines</text:p>
          </table:table-cell>
          <table:table-cell office:value-type="float" office:value="488560643" calcext:value-type="float">
            <text:p>48856064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formula="of:=SUM([.C24:.G24])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Finnair</text:p>
          </table:table-cell>
          <table:table-cell office:value-type="float" office:value="506464950" calcext:value-type="float">
            <text:p>5064649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5:.G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uda Indonesia</text:p>
          </table:table-cell>
          <table:table-cell office:value-type="float" office:value="613356665" calcext:value-type="float">
            <text:p>6133566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([.C26:.G26])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Gulf Air</text:p>
          </table:table-cell>
          <table:table-cell office:value-type="float" office:value="301379762" calcext:value-type="float">
            <text:p>3013797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formula="of:=SUM([.C27:.G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waiian Airlines</text:p>
          </table:table-cell>
          <table:table-cell office:value-type="float" office:value="493877795" calcext:value-type="float">
            <text:p>493877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:.G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eria</text:p>
          </table:table-cell>
          <table:table-cell office:value-type="float" office:value="1173203126" calcext:value-type="float">
            <text:p>1173203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:.G29]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Japan Airlines</text:p>
          </table:table-cell>
          <table:table-cell office:value-type="float" office:value="1574217531" calcext:value-type="float">
            <text:p>15742175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0:.G30])"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Kenya Airways</text:p>
          </table:table-cell>
          <table:table-cell office:value-type="float" office:value="277414794" calcext:value-type="float">
            <text:p>2774147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table:formula="of:=SUM([.C31:.G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LM*</text:p>
          </table:table-cell>
          <table:table-cell office:value-type="float" office:value="1874561773" calcext:value-type="float">
            <text:p>18745617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2:.G3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orean Air</text:p>
          </table:table-cell>
          <table:table-cell office:value-type="float" office:value="1734522605" calcext:value-type="float">
            <text:p>17345226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3:.G33])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LAN Airlines</text:p>
          </table:table-cell>
          <table:table-cell office:value-type="float" office:value="1001965891" calcext:value-type="float">
            <text:p>10019658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4:.G34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ufthansa*</text:p>
          </table:table-cell>
          <table:table-cell office:value-type="float" office:value="3426529504" calcext:value-type="float">
            <text:p>34265295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:.G3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laysia Airlines</text:p>
          </table:table-cell>
          <table:table-cell office:value-type="float" office:value="1039171244" calcext:value-type="float">
            <text:p>10391712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table:formula="of:=SUM([.C36:.G36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kistan International</text:p>
          </table:table-cell>
          <table:table-cell office:value-type="float" office:value="348563137" calcext:value-type="float">
            <text:p>3485631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SUM([.C37:.G37])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Philippine Airlines</text:p>
          </table:table-cell>
          <table:table-cell office:value-type="float" office:value="413007158" calcext:value-type="float">
            <text:p>41300715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8:.G38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Qantas*</text:p>
          </table:table-cell>
          <table:table-cell office:value-type="float" office:value="1917428984" calcext:value-type="float">
            <text:p>19174289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:.G3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yal Air Maroc</text:p>
          </table:table-cell>
          <table:table-cell office:value-type="float" office:value="295705339" calcext:value-type="float">
            <text:p>2957053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0:.G40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S*</text:p>
          </table:table-cell>
          <table:table-cell office:value-type="float" office:value="682971852" calcext:value-type="float">
            <text:p>6829718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formula="of:=SUM([.C41:.G4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udi Arabian</text:p>
          </table:table-cell>
          <table:table-cell office:value-type="float" office:value="859673901" calcext:value-type="float">
            <text:p>8596739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:.G42])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Singapore Airlines</text:p>
          </table:table-cell>
          <table:table-cell office:value-type="float" office:value="2376857805" calcext:value-type="float">
            <text:p>23768578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SUM([.C43:.G4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th African</text:p>
          </table:table-cell>
          <table:table-cell office:value-type="float" office:value="651502442" calcext:value-type="float">
            <text:p>6515024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G44]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outhwest Airlines</text:p>
          </table:table-cell>
          <table:table-cell office:value-type="float" office:value="3276525770" calcext:value-type="float">
            <text:p>32765257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G4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i Lankan / AirLanka</text:p>
          </table:table-cell>
          <table:table-cell office:value-type="float" office:value="325582976" calcext:value-type="float">
            <text:p>3255829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6:.G46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WISS*</text:p>
          </table:table-cell>
          <table:table-cell office:value-type="float" office:value="792601299" calcext:value-type="float">
            <text:p>792601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:.G47])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TACA</text:p>
          </table:table-cell>
          <table:table-cell office:value-type="float" office:value="259373346" calcext:value-type="float">
            <text:p>2593733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48:.G4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float" office:value="1509195646" calcext:value-type="float">
            <text:p>15091956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table:formula="of:=SUM([.C49:.G49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AP - Air Portugal</text:p>
          </table:table-cell>
          <table:table-cell office:value-type="float" office:value="619130754" calcext:value-type="float">
            <text:p>61913075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50:.G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 Airways</text:p>
          </table:table-cell>
          <table:table-cell office:value-type="float" office:value="1702802250" calcext:value-type="float">
            <text:p>17028022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1:.G51]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urkish Airlines</text:p>
          </table:table-cell>
          <table:table-cell office:value-type="float" office:value="1946098294" calcext:value-type="float">
            <text:p>194609829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SUM([.C52:.G52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nited / Continental*</text:p>
          </table:table-cell>
          <table:table-cell office:value-type="float" office:value="7139291291" calcext:value-type="float">
            <text:p>713929129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formula="of:=SUM([.C53:.G53])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S Airways / America West*</text:p>
          </table:table-cell>
          <table:table-cell office:value-type="float" office:value="2455687887" calcext:value-type="float">
            <text:p>245568788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([.C54:.G54])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Vietnam Airlines</text:p>
          </table:table-cell>
          <table:table-cell office:value-type="float" office:value="625084918" calcext:value-type="float">
            <text:p>6250849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5:.G55]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irgin Atlantic</text:p>
          </table:table-cell>
          <table:table-cell office:value-type="float" office:value="1005248585" calcext:value-type="float">
            <text:p>100524858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56:.G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amen Airlines</text:p>
          </table:table-cell>
          <table:table-cell office:value-type="float" office:value="430462962" calcext:value-type="float">
            <text:p>4304629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7:.G57])" office:value-type="float" office:value="94" calcext:value-type="float">
            <text:p>9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Average of Available seat kilometers flown every week</text:p>
          </table:table-cell>
          <table:table-cell table:formula="of:=AVERAGE([.B2:.B57])" office:value-type="float" office:value="1384621304.73214" calcext:value-type="float">
            <text:p>1384621304.7321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6:40:10.074933460</dc:date>
    <meta:editing-duration>PT4M52S</meta:editing-duration>
    <meta:editing-cycles>1</meta:editing-cycles>
    <meta:document-statistic meta:table-count="1" meta:cell-count="515" meta:object-count="0"/>
    <meta:generator>LibreOffice/5.1.6.2$Linux_X86_64 LibreOffice_project/10m0$Build-2</meta:generator>
  </office:meta>
</office:document-meta>
</file>